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9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0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1" style:family="paragraph" style:parent-style-name="Standard" style:list-style-name="L5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2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style:text-underline-style="solid" style:text-underline-width="auto" style:text-underline-color="font-color" fo:font-weight="bold" fo:background-color="#ffffff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9pt" fo:font-weight="normal" fo:background-color="#ffffff" style:font-size-asian="9pt" style:font-size-complex="9pt"/>
    </style:style>
    <style:style style:name="P15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style:font-size-asian="9pt" style:font-size-complex="9pt"/>
    </style:style>
    <style:style style:name="P16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Courier1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font-size-asian="9pt"/>
    </style:style>
    <style:style style:name="T8" style:family="text">
      <style:text-properties style:font-weight-asian="normal"/>
    </style:style>
    <style:style style:name="T9" style:family="text">
      <style:text-properties style:font-size-complex="9pt"/>
    </style:style>
    <style:style style:name="T10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2"><text:date style:data-style-name="N37" text:date-value="2013-01-18T14:30:02" text:fixed="true">01/18/13</text:date></text:span><text:span text:style-name="T2"> </text:span><text:span text:style-name="T2"><text:time style:data-style-name="N43" text:time-value="2013-01-18T14:30:02" text:fixed="true">02:30:02 PM</text:time></text:span></text:p>
      <text:p text:style-name="P5">Location: <text:span text:style-name="T2">Campus</text:span></text:p>
      <text:p text:style-name="P5">Computing context: <text:span text:style-name="T2">Macho Mac</text:span></text:p>
      <text:p text:style-name="P4"/>
      <text:p text:style-name="P18"><text:span text:style-name="T6">Continuing from last time:</text:span></text:p>
      <text:list xml:id="list1197723076" text:style-name="L4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</text:list>
                </text:list-item>
              </text:list>
            </text:list-item>
          </text:list>
        </text:list-item>
        <text:list-item>
          <text:p text:style-name="P10"><text:span text:style-name="T5">Fixing the G2J problem is not optional. </text:span></text:p>
        </text:list-item>
      </text:list>
      <text:list xml:id="list300586148" text:style-name="L1">
        <text:list-item>
          <text:p text:style-name="P8">Differences in density values (at identical pressures and temperatures) cause the G2J issue.</text:p>
          <text:list>
            <text:list-item>
              <text:p text:style-name="P15">Currently trying to figure out why Helena's density values are always a tiny bit larger than Peter's</text:p>
              <text:list>
                <text:list-item>
                  <text:p text:style-name="P15">That only leaves <text:span text:style-name="T3">some type of interpolation issue in Helena as the cause</text:span></text:p>
                  <text:list>
                    <text:list-item>
                      <text:p text:style-name="P16">Currently debugging this part</text:p>
                      <text:list>
                        <text:list-item>
                          <text:p text:style-name="P15">Is it a problem of lookup table resolution?</text:p>
                        </text:list-item>
                        <text:list-item>
                          <text:p text:style-name="P15">Is it a typo in Helena's bilinear interpolation routine?</text:p>
                        </text:list-item>
                        <text:list-item>
                          <text:p text:style-name="P15">Is it an artifact of the two codes having slightly different numerical precisions when it comes to taking the log_10 of the P and T values?</text:p>
                        </text:list-item>
                        <text:list-item>
                          <text:p text:style-name="P14">If it's an interpolation issue, the other eos lookup values should be similarly effected. <text:s/>Are they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p text:style-name="P13">Today's Work:</text:p>
      <text:list xml:id="list1138901027" text:style-name="L5">
        <text:list-item>
          <text:p text:style-name="P11">Check out how the other lookup values (cP, delta) compare b/w Peter and Helena</text:p>
          <text:list>
            <text:list-item>
              <text:p text:style-name="P11">Get Peter's code to print out those values</text:p>
            </text:list-item>
            <text:list-item>
              <text:p text:style-name="P11">Modify Helena to perform interactive cP or delta lookups (given P and T values output fr. Peter's code)</text:p>
            </text:list-item>
            <text:list-item>
              <text:p text:style-name="P11">Compare the cP and delta values returned by the two codes for identical P/T input value pairs</text:p>
              <text:list>
                <text:list-item>
                  <text:p text:style-name="P11">If they, too, are systematically larger (or smaller?) in one code or the other, then something about Helena's lookup (either the tables or the bilinear interpolation routines) is the culprit.</text:p>
                </text:list-item>
                <text:list-item>
                  <text:p text:style-name="P11">If not, go to Greg b/c I'm well and truly stuck!</text:p>
                </text:list-item>
              </text:list>
            </text:list-item>
          </text:list>
        </text:list-item>
      </text:list>
      <text:p text:style-name="P9">Scan in notes fr. advising meeting. <text:s/>Greg thinks the G2J issue is most likely due to some sort of indexing error in Helena's bracket lookup routine. <text:s/>Or in its bilinear interpolation routine? <text:s/>But it's a systematic thing in Helena. <text:s/>It's probably not a table resolution issue. <text:s/>Or so Greg thinks!</text:p>
      <text:p text:style-name="P12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1H52M1S</meta:editing-duration>
    <meta:editing-cycles>3</meta:editing-cycles>
    <meta:generator>OpenOffice.org/3.3$Unix OpenOffice.org_project/330m20$Build-9567</meta:generator>
    <meta:initial-creator>Laurel Ruhlen</meta:initial-creator>
    <dc:date>2013-01-18T16:25:26</dc:date>
    <dc:creator>Laurel Ruhlen</dc:creator>
    <meta:document-statistic meta:table-count="0" meta:image-count="0" meta:object-count="0" meta:page-count="1" meta:paragraph-count="24" meta:word-count="299" meta:character-count="1700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